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monospace"/>
    <style:font-face style:name="textFont" svg:font-family="textFont"/>
    <style:font-face style:name="titleFont" svg:font-family="titleFont"/>
    <style:font-face style:name="HelveticaNeueLT Com 45 Lt" svg:font-family="'HelveticaNeueLT Com 45 Lt'" style:font-pitch="variable"/>
    <style:font-face style:name="HelveticaNeueLT Com 65 Md" svg:font-family="'HelveticaNeueLT Com 65 Md'"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padding="0.049cm" fo:border="0.74pt solid #c3c3c3"/>
      <style:text-properties style:font-name="HelveticaNeueLT Com 45 Lt" fo:font-size="11pt" fo:background-color="#ffffff" style:font-size-asian="11pt" style:font-size-complex="11pt"/>
    </style:style>
    <style:style style:name="P2" style:family="paragraph" style:parent-style-name="Standard">
      <style:text-properties style:font-name="HelveticaNeueLT Com 45 Lt" officeooo:paragraph-rsid="006191bd"/>
    </style:style>
    <style:style style:name="P3" style:family="paragraph" style:parent-style-name="Standard">
      <style:text-properties style:font-name="HelveticaNeueLT Com 45 Lt" officeooo:paragraph-rsid="0070154b"/>
    </style:style>
    <style:style style:name="P4" style:family="paragraph" style:parent-style-name="Standard">
      <style:text-properties style:font-name="HelveticaNeueLT Com 45 Lt" officeooo:paragraph-rsid="00715d2f"/>
    </style:style>
    <style:style style:name="P5" style:family="paragraph" style:parent-style-name="Standard">
      <style:text-properties style:font-name="HelveticaNeueLT Com 45 Lt" fo:font-size="11pt" style:font-size-asian="11pt" style:font-size-complex="11pt"/>
    </style:style>
    <style:style style:name="P6" style:family="paragraph" style:parent-style-name="Standard">
      <style:text-properties style:font-name="HelveticaNeueLT Com 45 Lt" fo:font-size="11pt" officeooo:paragraph-rsid="0073acf0" style:font-size-asian="11pt" style:font-size-complex="11pt"/>
    </style:style>
    <style:style style:name="P7" style:family="paragraph" style:parent-style-name="Standard">
      <style:text-properties style:font-name="HelveticaNeueLT Com 45 Lt" fo:font-size="11pt" officeooo:paragraph-rsid="006346e5" style:font-size-asian="11pt" style:font-size-complex="11pt"/>
    </style:style>
    <style:style style:name="P8" style:family="paragraph" style:parent-style-name="Standard">
      <style:text-properties style:font-name="HelveticaNeueLT Com 45 Lt" fo:font-size="11pt" officeooo:paragraph-rsid="00692f04" style:font-size-asian="11pt" style:font-size-complex="11pt"/>
    </style:style>
    <style:style style:name="P9" style:family="paragraph" style:parent-style-name="Standard">
      <style:text-properties style:font-name="HelveticaNeueLT Com 45 Lt" fo:font-size="11pt" officeooo:paragraph-rsid="006e95d8" style:font-size-asian="11pt" style:font-size-complex="11pt"/>
    </style:style>
    <style:style style:name="P10" style:family="paragraph" style:parent-style-name="Standard">
      <style:text-properties style:font-name="HelveticaNeueLT Com 45 Lt" fo:font-size="11pt" fo:font-weight="bold" style:font-size-asian="11pt" style:font-weight-asian="bold" style:font-size-complex="11pt" style:font-weight-complex="bold"/>
    </style:style>
    <style:style style:name="P11" style:family="paragraph" style:parent-style-name="Standard">
      <style:text-properties style:font-name="HelveticaNeueLT Com 45 Lt" fo:font-weight="bold" officeooo:paragraph-rsid="0070154b" style:font-weight-asian="bold" style:font-weight-complex="bold"/>
    </style:style>
    <style:style style:name="P12" style:family="paragraph" style:parent-style-name="Standard">
      <style:text-properties style:font-name="HelveticaNeueLT Com 45 Lt" officeooo:paragraph-rsid="007bf7ba"/>
    </style:style>
    <style:style style:name="P13" style:family="paragraph" style:parent-style-name="Standard">
      <style:text-properties officeooo:paragraph-rsid="0064ef29"/>
    </style:style>
    <style:style style:name="P14" style:family="paragraph" style:parent-style-name="Standard">
      <style:text-properties fo:font-weight="normal" officeooo:paragraph-rsid="0072ab06" style:font-weight-asian="normal" style:font-weight-complex="normal"/>
    </style:style>
    <style:style style:name="P15" style:family="paragraph" style:parent-style-name="Standard">
      <style:text-properties fo:font-size="11pt" style:font-size-asian="11pt" style:font-size-complex="11pt"/>
    </style:style>
    <style:style style:name="P16" style:family="paragraph" style:parent-style-name="Standard">
      <style:text-properties fo:font-size="11pt" officeooo:paragraph-rsid="00692f04" style:font-size-asian="11pt" style:font-size-complex="11pt"/>
    </style:style>
    <style:style style:name="P17" style:family="paragraph" style:parent-style-name="Standard">
      <style:text-properties officeooo:paragraph-rsid="007bf7ba"/>
    </style:style>
    <style:style style:name="P18" style:family="paragraph" style:parent-style-name="Heading_20_1.panel-header">
      <style:paragraph-properties fo:padding="0.049cm" fo:border="0.74pt solid #c3c3c3"/>
      <style:text-properties style:font-name="HelveticaNeueLT Com 65 Md" officeooo:paragraph-rsid="005fb7d0" fo:background-color="transparent"/>
    </style:style>
    <style:style style:name="P19" style:family="paragraph" style:parent-style-name="Heading_20_1.panel-header">
      <style:paragraph-properties fo:padding="0.049cm" fo:border="0.74pt solid #c3c3c3"/>
      <style:text-properties style:font-name="HelveticaNeueLT Com 65 Md" officeooo:paragraph-rsid="0064ef29" fo:background-color="transparent"/>
    </style:style>
    <style:style style:name="P20" style:family="paragraph" style:parent-style-name="Heading_20_1.panel-header">
      <style:paragraph-properties fo:padding="0.049cm" fo:border="0.74pt solid #c3c3c3"/>
      <style:text-properties style:font-name="HelveticaNeueLT Com 65 Md" officeooo:paragraph-rsid="00715d2f" fo:background-color="transparent"/>
    </style:style>
    <style:style style:name="P21" style:family="paragraph" style:parent-style-name="Heading_20_1.panel-header">
      <style:paragraph-properties fo:padding="0.049cm" fo:border="0.74pt solid #c3c3c3"/>
      <style:text-properties style:font-name="HelveticaNeueLT Com 65 Md" officeooo:paragraph-rsid="007bf7ba" fo:background-color="transparent"/>
    </style:style>
    <style:style style:name="P22" style:family="paragraph" style:parent-style-name="Heading_20_1.panel-header">
      <style:paragraph-properties fo:padding="0.049cm" fo:border="0.74pt solid #c3c3c3"/>
      <style:text-properties officeooo:paragraph-rsid="0064ef29"/>
    </style:style>
    <style:style style:name="P23" style:family="paragraph" style:parent-style-name="Heading_20_1.panel-header" style:master-page-name="HTML">
      <style:paragraph-properties style:page-number="auto" fo:padding="0.049cm" fo:border="0.74pt solid #c3c3c3"/>
      <style:text-properties style:font-name="HelveticaNeueLT Com 65 Md" officeooo:paragraph-rsid="005d8a9e" fo:background-color="transparent"/>
    </style:style>
    <style:style style:name="T1" style:family="text">
      <style:text-properties officeooo:rsid="005d8a9e"/>
    </style:style>
    <style:style style:name="T2" style:family="text">
      <style:text-properties style:font-name="HelveticaNeueLT Com 65 Md" officeooo:rsid="0064ef29" fo:background-color="transparent"/>
    </style:style>
    <style:style style:name="T3" style:family="text">
      <style:text-properties fo:font-size="11pt" style:font-size-asian="11pt" style:font-size-complex="11pt"/>
    </style:style>
    <style:style style:name="T4" style:family="text">
      <style:text-properties fo:font-size="11pt" officeooo:rsid="0070154b" style:font-size-asian="11pt" style:font-size-complex="11pt"/>
    </style:style>
    <style:style style:name="T5" style:family="text">
      <style:text-properties fo:font-size="11pt" officeooo:rsid="007bf7ba" style:font-size-asian="11pt" style:font-size-complex="11pt"/>
    </style:style>
    <style:style style:name="T6" style:family="text">
      <style:text-properties officeooo:rsid="005fb7d0"/>
    </style:style>
    <style:style style:name="T7" style:family="text">
      <style:text-properties style:font-name="HelveticaNeueLT Com 45 Lt"/>
    </style:style>
    <style:style style:name="T8" style:family="text">
      <style:text-properties style:font-name="HelveticaNeueLT Com 45 Lt" fo:font-size="11pt" officeooo:rsid="0072ab06" fo:background-color="#ffffff" style:font-size-asian="11pt" style:font-size-complex="11pt"/>
    </style:style>
    <style:style style:name="T9" style:family="text">
      <style:text-properties style:font-name="HelveticaNeueLT Com 45 Lt" fo:font-size="11pt" officeooo:rsid="0073589e" fo:background-color="#ffffff" style:font-size-asian="11pt" style:font-size-complex="11pt"/>
    </style:style>
    <style:style style:name="T10" style:family="text">
      <style:text-properties style:font-name="HelveticaNeueLT Com 45 Lt" fo:font-size="11pt" officeooo:rsid="00626912" style:font-size-asian="11pt" style:font-size-complex="11pt"/>
    </style:style>
    <style:style style:name="T11" style:family="text">
      <style:text-properties style:font-name="HelveticaNeueLT Com 45 Lt" officeooo:rsid="00600099"/>
    </style:style>
    <style:style style:name="T12" style:family="text">
      <style:text-properties style:font-name="HelveticaNeueLT Com 45 Lt" officeooo:rsid="00626912"/>
    </style:style>
    <style:style style:name="T13" style:family="text">
      <style:text-properties style:font-name="HelveticaNeueLT Com 45 Lt" officeooo:rsid="00692f04"/>
    </style:style>
    <style:style style:name="T14" style:family="text">
      <style:text-properties style:font-name="HelveticaNeueLT Com 45 Lt" fo:font-weight="bold" officeooo:rsid="005fb7d0" fo:background-color="#ffffff" style:font-weight-asian="bold" style:font-weight-complex="bold"/>
    </style:style>
    <style:style style:name="T15" style:family="text">
      <style:text-properties style:font-name="HelveticaNeueLT Com 45 Lt" fo:font-weight="bold" officeooo:rsid="00692f04" fo:background-color="#ffffff" style:font-weight-asian="bold" style:font-weight-complex="bold"/>
    </style:style>
    <style:style style:name="T16" style:family="text">
      <style:text-properties officeooo:rsid="00631f3e"/>
    </style:style>
    <style:style style:name="T17" style:family="text">
      <style:text-properties officeooo:rsid="006346e5"/>
    </style:style>
    <style:style style:name="T18" style:family="text">
      <style:text-properties officeooo:rsid="0064ef29"/>
    </style:style>
    <style:style style:name="T19" style:family="text">
      <style:text-properties officeooo:rsid="00672fb0"/>
    </style:style>
    <style:style style:name="T20" style:family="text">
      <style:text-properties officeooo:rsid="00692f04"/>
    </style:style>
    <style:style style:name="T21" style:family="text">
      <style:text-properties officeooo:rsid="006acbeb"/>
    </style:style>
    <style:style style:name="T22" style:family="text">
      <style:text-properties officeooo:rsid="006e95d8"/>
    </style:style>
    <style:style style:name="T23" style:family="text">
      <style:text-properties officeooo:rsid="006e96a5"/>
    </style:style>
    <style:style style:name="T24" style:family="text">
      <style:text-properties officeooo:rsid="00715d2f"/>
    </style:style>
    <style:style style:name="T25" style:family="text">
      <style:text-properties officeooo:rsid="0073acf0"/>
    </style:style>
    <style:style style:name="T26" style:family="text">
      <style:text-properties officeooo:rsid="0075d3cd"/>
    </style:style>
    <style:style style:name="T27" style:family="text">
      <style:text-properties officeooo:rsid="00771343"/>
    </style:style>
    <style:style style:name="T28" style:family="text">
      <style:text-properties officeooo:rsid="007bf7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ScribbleVM Specification</text:span></text:p>
      <text:p text:style-name="P2"><text:span text:style-name="T3">The Scribble blah blah</text:span></text:p>
      <text:p text:style-name="P4"><text:span text:style-name="T3"/></text:p>
      <text:p text:style-name="P20"><text:span text:style-name="T24">Registers</text:span></text:p>
      <text:p text:style-name="P14"><text:span text:style-name="T8">ScribbleVM is a register based virtual machine. Registers are fixed size </text:span><text:span text:style-name="T9">( 64 bit ) </text:span><text:span text:style-name="T8">areas in memory used to store values. In the case of ScribbleVM a large number of registers ( Up to 255 ) are <text:s/>used. Most of these registers are used to store the values of variables however there are also several registers reserved for standard operations. </text:span></text:p>
      <text:p text:style-name="P14"><text:span text:style-name="T8"/></text:p>
      <text:p text:style-name="P14"><text:span text:style-name="T8">Register 0 is the program counter, it points to the location of the current instruction being executed. </text:span></text:p>
      <text:p text:style-name="P14"><text:span text:style-name="T8"/></text:p>
      <text:p text:style-name="P14"><text:span text:style-name="T8">Register 1 is the stack base pointer, it points to the location the stack was at when a function started execution ( Note: This functionality is entirely up to the developer or compiler. It will only be set of somebody executes move $2 $1 at the start of a function and ensures it is pushed and popped when a function is called )</text:span></text:p>
      <text:p text:style-name="P14"><text:span text:style-name="T8"/></text:p>
      <text:p text:style-name="P14"><text:span text:style-name="T8">Register 2 is the stack current pointer, it points to the current location in the stack</text:span></text:p>
      <text:p text:style-name="P14"><text:span text:style-name="T8"/></text:p>
      <text:p text:style-name="P14"><text:span text:style-name="T8">Registers 3, 4 and 5 are temporary registers. They are reserved to be used by the compiler as storage locations for the current operation ( Note: Again this is entirely up to the programmer or compiler, any registers may be used as temporary registers just as registers 3, 4 and 5 may be used for other purposes )</text:span></text:p>
      <text:p text:style-name="P4"><text:span text:style-name="T10"/></text:p>
      <text:p text:style-name="P22"><text:span text:style-name="T2">Primitives</text:span></text:p>
      <text:p text:style-name="P6"><text:span text:style-name="T25">The primitives in ScribbleVM are byte, short, int, long which are 1, 2, 4 and 8 bytes wide accordingly. </text:span><text:span text:style-name="T26">When in registers they are all seen as 8 bytes wide ( So the opcodes do not have to differentiate between primitive type before executing ) and these sizes only apply to values within heap memory or in the constant region </text:span><text:span text:style-name="T27">( Both the heap and constant region are elaborated on below )</text:span><text:span text:style-name="T26">.</text:span></text:p>
      <text:p text:style-name="P13"><text:span text:style-name="T12"/></text:p>
      <text:p text:style-name="P19"><text:span text:style-name="T18">Instructions</text:span></text:p>
      <text:p text:style-name="P3"><text:span text:style-name="T4">Instructions within ScribbleVM will all be 64 bits long. The first 8 bits of every instruction will represent the opcode while the remaining 7 bytes can be used to provide arguments for the opcode. In the case that an </text:span><text:soft-page-break/><text:span text:style-name="T4">instruction does not need 64 bits the remaining bits will be left empty but still included in the generated bytecode; the reason for this being that fixed size instructions make flow control simpler.</text:span></text:p>
      <text:p text:style-name="P17"><text:span text:style-name="T12"/></text:p>
      <text:p text:style-name="P21"><text:span text:style-name="T18">Instruction </text:span><text:span text:style-name="T28">Set</text:span></text:p>
      <text:p text:style-name="P12"><text:span text:style-name="T5">The instruction set in ScribbleVM is split up into two regions ,the instructions an array of 64 bit instructions which ScribbleVM can execute and the constant region an area of memory used by instructions that need to use more than 7 bytes of data for arguments or use a varying amount of data.</text:span></text:p>
      <text:p text:style-name="P11"><text:span text:style-name="T4"/></text:p>
      <text:p text:style-name="P18"><text:span text:style-name="T6">Valid Instructions</text:span></text:p>
      <text:p text:style-name="P15"><text:span text:style-name="T14">Load – </text:span><text:span text:style-name="T7">The load instruction is expressed as Load(consantAddress, register). The first 32 bits after the opcode represent </text:span><text:span text:style-name="T11">the address in the constant area where the value to load can be found. <text:s/>The next 8 bits represent </text:span><text:span text:style-name="T12">the destination register ( Where the value should be placed ).</text:span></text:p>
      <text:p text:style-name="P15"><text:span text:style-name="T11"/></text:p>
      <text:p text:style-name="P5">Load {</text:p>
      <text:p text:style-name="P5"><text:tab/>Address : 32 bits integer,</text:p>
      <text:p text:style-name="P5"><text:tab/>Destination: 8 bits unsigned byte</text:p>
      <text:p text:style-name="P5">}</text:p>
      <text:p text:style-name="P7"><text:span text:style-name="T17"/></text:p>
      <text:p text:style-name="P7"><text:span text:style-name="T17">A load operation may point to a data element such as a string which should be placed on the heap </text:span><text:span text:style-name="T18">or it may be a primitive ( See above ).</text:span></text:p>
      <text:p text:style-name="P7"><text:span text:style-name="T17"/></text:p>
      <text:p text:style-name="P7"><text:span text:style-name="T17">The result of a load operation will vary by type, </text:span><text:span text:style-name="T19">in the case of a primitive element it is placed directly into a register. In the case of a heap item an entry for it will be created on the heap and the heap address will be placed in the destination register.</text:span></text:p>
      <text:p text:style-name="P5"/>
      <text:p text:style-name="P10">//TODO: <text:s/><text:span text:style-name="T16">Formalize what is expected at the constant address. Make sure to address usability, speed and size. </text:span><text:span text:style-name="T23">Be clear about what should be there.</text:span></text:p>
      <text:p text:style-name="P10"><text:span text:style-name="T16"/></text:p>
      <text:p text:style-name="P16"><text:span text:style-name="T15">Move</text:span><text:span text:style-name="T14"> – </text:span><text:span text:style-name="T7">The </text:span><text:span text:style-name="T13">move</text:span><text:span text:style-name="T7"> instruction is expressed as </text:span><text:span text:style-name="T13">Move</text:span><text:span text:style-name="T7">(</text:span><text:span text:style-name="T13">from, to</text:span><text:span text:style-name="T7">). The first </text:span><text:span text:style-name="T13">8 </text:span><text:span text:style-name="T7">bits after the opcode </text:span><text:span text:style-name="T13">represent the register who's value should be taken</text:span><text:span text:style-name="T11">. <text:s/>The next 8 bits represent </text:span><text:span text:style-name="T12">the destination register ( Where the value should be placed ).</text:span></text:p>
      <text:p text:style-name="P16"><text:span text:style-name="T11"/></text:p>
      <text:p text:style-name="P8"><text:span text:style-name="T20">Move </text:span>{</text:p>
      <text:p text:style-name="P8"><text:tab/>Address : <text:span text:style-name="T20">8</text:span> bits <text:span text:style-name="T21">unsigned byte</text:span>,</text:p>
      <text:p text:style-name="P8"><text:tab/>Destination: 8 bits unsigned byte</text:p>
      <text:p text:style-name="P8">}</text:p>
      <text:p text:style-name="P8"><text:span text:style-name="T16"/></text:p>
      <text:p text:style-name="P9"><text:soft-page-break/><text:span text:style-name="T22">A move operation takes whatever in the from register and places it in the to register. For example the sequence </text:span></text:p>
      <text:p text:style-name="P9"><text:span text:style-name="T22"/></text:p>
      <text:p text:style-name="P9"><text:span text:style-name="T22">load 1 $3</text:span></text:p>
      <text:p text:style-name="P9"><text:span text:style-name="T22">move $3 $4</text:span></text:p>
      <text:p text:style-name="P9"><text:span text:style-name="T22"/></text:p>
      <text:p text:style-name="P9"><text:span text:style-name="T22">would result in the the values of registers 3 and 4 both being equal to 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monospace"/>
    <style:font-face style:name="textFont" svg:font-family="textFont"/>
    <style:font-face style:name="titleFont" svg:font-family="titleFont"/>
    <style:font-face style:name="HelveticaNeueLT Com 45 Lt" svg:font-family="'HelveticaNeueLT Com 45 Lt'" style:font-pitch="variable"/>
    <style:font-face style:name="HelveticaNeueLT Com 65 Md" svg:font-family="'HelveticaNeueLT Com 65 Md'"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40%" fo:text-indent="0cm" style:auto-text-indent="false"/>
      <style:text-properties style:font-name="textFont" style:font-name-asian="textFont" style:font-name-complex="textFon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itleFont" fo:font-size="24pt" fo:font-weight="bold" style:font-name-asian="titleFont" style:font-size-asian="22pt" style:font-weight-asian="bold" style:font-name-complex="titleFont" style:font-size-complex="22pt" style:font-weight-complex="bold"/>
    </style:style>
    <style:style style:name="Heading_20_2" style:display-name="Heading 2" style:family="paragraph" style:parent-style-name="Heading" style:next-style-name="Text_20_body" style:default-outline-level="2" style:list-style-name="" style:class="text">
      <style:text-properties style:font-name="titleFont" fo:font-size="18pt" fo:font-weight="bold" style:font-name-asian="titleFont" style:font-size-asian="18pt" style:font-weight-asian="bold" style:font-name-complex="titleFont"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tleFont" fo:font-size="14pt" fo:font-weight="bold" style:font-name-asian="titleFont" style:font-size-asian="14pt" style:font-weight-asian="bold" style:font-name-complex="titleFont"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Hindi" style:font-size-complex="7pt" style:font-weight-complex="bold"/>
    </style:style>
    <style:style style:name="Quotations" style:family="paragraph" style:parent-style-name="Standard" style:class="html">
      <style:paragraph-properties fo:margin-left="1.058cm" fo:margin-right="1.058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1.panel-header" style:display-name="Heading 1.panel-header" style:family="paragraph" style:parent-style-name="Heading_20_1">
      <style:paragraph-properties fo:text-align="start" style:justify-single-word="false" fo:background-color="#6e6e6e">
        <style:background-image/>
      </style:paragraph-properties>
      <style:text-properties fo:color="#ffffff"/>
    </style:style>
    <style:style style:name="Heading_20_2.heading" style:display-name="Heading 2.heading" style:family="paragraph" style:parent-style-name="Heading_20_2"/>
    <style:style style:name="Heading_20_3.subheading" style:display-name="Heading 3.subheading" style:family="paragraph" style:parent-style-name="Heading_20_3">
      <style:text-properties fo:color="#808080"/>
    </style:style>
    <style:style style:name="Heading_20_3.roadmap-item-heading" style:display-name="Heading 3.roadmap-item-heading"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00" style:text-line-through-styl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Q" style:family="text"/>
    <style:style style:name="Visited_20_Internet_20_Link" style:display-name="Visited Internet Link" style:family="text">
      <style:text-properties fo:color="#0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ribble programming language.</dc:title>
    <dc:date>2013-10-04T18:03:25</dc:date>
    <dc:creator>Blake Loring</dc:creator>
    <meta:generator>LibreOffice/4.0.2.2$Linux_X86_64 LibreOffice_project/400m0$Build-2</meta:generator>
    <meta:editing-duration>PT2H30M17S</meta:editing-duration>
    <meta:editing-cycles>109</meta:editing-cycles>
    <meta:document-statistic meta:table-count="0" meta:image-count="0" meta:object-count="0" meta:page-count="3" meta:paragraph-count="32" meta:word-count="687" meta:character-count="3786" meta:non-whitespace-character-count="3118"/>
    <meta:user-defined meta:name=""/>
    <meta:user-defined meta:name="viewport">width=device-width, initial-scale=1</meta:user-defined>
  </office:meta>
</office:document-meta>
</file>